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709d95" officeooo:paragraph-rsid="00709d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60279c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355f" officeooo:paragraph-rsid="0071355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9d95" officeooo:paragraph-rsid="00709d95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fo:font-size="12pt" fo:font-weight="bold" officeooo:rsid="005660b4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5b8a1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5e3403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8be2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716733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72820c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1355f" style:font-size-asian="12pt" style:font-size-complex="12pt"/>
    </style:style>
    <style:style style:name="T11" style:family="text">
      <style:text-properties officeooo:rsid="0071355f"/>
    </style:style>
    <style:style style:name="T12" style:family="text">
      <style:text-properties officeooo:rsid="00709d95"/>
    </style:style>
    <style:style style:name="T13" style:family="text">
      <style:text-properties officeooo:rsid="0073fe22"/>
    </style:style>
    <style:style style:name="T14" style:family="text">
      <style:text-properties officeooo:rsid="007420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">2</text:span><text:span text:style-name="T3">0</text:span><text:span text:style-name="T2">1</text:span><text:span text:style-name="T8">b</text:span><text:span text:style-name="T4"> - </text:span><text:span text:style-name="T5">Ground - </text:span><text:span text:style-name="T6">Cold Start - </text:span><text:span text:style-name="T7">WSO</text:span></text:p>
      <text:p text:style-name="P5"/>
      <text:p text:style-name="P3"><text:span text:style-name="T10">Cold Start for WSO </text:span><text:span text:style-name="T9">-- WIP needs verification</text:span></text:p>
      <text:list text:style-name="L1">
        <text:list-item>
          <text:p text:style-name="P6">Alignment, a<text:span text:style-name="T12">fter both generators are running on internal power:</text:span></text:p>
          <text:list>
            <text:list-item>
              <text:p text:style-name="P7">Navigation Computer Mode knob ... STBY (right console rear inboard)</text:p>
            </text:list-item>
            <text:list-item>
              <text:p text:style-name="P7">BATH alignment (fast<text:span text:style-name="T13">, ~3</text:span><text:span text:style-name="T14">-4</text:span><text:span text:style-name="T13"> min</text:span>):</text:p>
              <text:list>
                <text:list-item>
                  <text:p text:style-name="P7">INS Power knob ... STBY (must be moved briefly to STBY to avoid INS no-go)</text:p>
                </text:list-item>
                <text:list-item>
                  <text:p text:style-name="P7">INS Power knob ... ALIGN</text:p>
                </text:list-item>
                <text:list-item>
                  <text:p text:style-name="P7">When Align light illuminates, alignment is complete.</text:p>
                </text:list-item>
                <text:list-item>
                  <text:p text:style-name="P7">INS Power knob ... NAV</text:p>
                </text:list-item>
              </text:list>
            </text:list-item>
            <text:list-item>
              <text:p text:style-name="P7">Heading memory alignment (fast<text:span text:style-name="T11">, may be more accurate than BATH, only if aircraft was aligned, parked for less than 2 hours, and not moved</text:span>):</text:p>
              <text:list>
                <text:list-item>
                  <text:p text:style-name="P7">INS Align Mode switch ... HDG MEM (forward) (red guarded switch)</text:p>
                </text:list-item>
                <text:list-item>
                  <text:p text:style-name="P7">INS Power knob ... STBY (must be moved briefly to STBY to avoid INS no-go)</text:p>
                </text:list-item>
                <text:list-item>
                  <text:p text:style-name="P7">INS Power knob ... ALIGN</text:p>
                </text:list-item>
                <text:list-item>
                  <text:p text:style-name="P7">When Align light starts flashing, alignment is complete.</text:p>
                </text:list-item>
                <text:list-item>
                  <text:p text:style-name="P7">INS Power knob ... NAV</text:p>
                </text:list-item>
              </text:list>
            </text:list-item>
            <text:list-item>
              <text:p text:style-name="P7">Gyrocompass alignment (full<text:span text:style-name="T13">, ~13m20s</text:span>):</text:p>
              <text:list>
                <text:list-item>
                  <text:p text:style-name="P7">INS Power knob ... STBY</text:p>
                </text:list-item>
                <text:list-item>
                  <text:p text:style-name="P7">Heat light should come on. <text:s/>Wait for Heat light to go off (approx <text:span text:style-name="T11">5</text:span>m<text:span text:style-name="T11">5</text:span>0s<text:span text:style-name="T11"> from standard temp (59 deg F)</text:span>, depends on ambient<text:span text:style-name="T11"> </text:span>temp, 20 degF per min, needs to get to 160 degF, plus 50 seconds <text:span text:style-name="T11">once </text:span>at <text:span text:style-name="T11">160</text:span>).<text:span text:style-name="T11"> <text:s/></text:span>When Heat light is off, proceed.</text:p>
                </text:list-item>
                <text:list-item>
                  <text:p text:style-name="P7">INS Power knob ... ALIGN</text:p>
                </text:list-item>
                <text:list-item>
                  <text:p text:style-name="P7">When Align light illuminates<text:span text:style-name="T13"> (~3</text:span><text:span text:style-name="T14">-4</text:span><text:span text:style-name="T13"> min)</text:span>, BATH alignment is complete. <text:s/>Wait.</text:p>
                </text:list-item>
                <text:list-item>
                  <text:p text:style-name="P7">When Align light flashes<text:span text:style-name="T13"> (~3m45s)</text:span>, full Gyrocompass alignment is complete.</text:p>
                </text:list-item>
                <text:list-item>
                  <text:p text:style-name="P7">INS Power knob ... NAV</text:p>
                </text:list-item>
              </text:list>
            </text:list-item>
          </text:list>
        </text:list-item>
        <text:list-item>
          <text:p text:style-name="P6">More steps TOD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1-19T21:14:14.952000000</dc:date>
    <meta:editing-duration>P1DT10H26M38S</meta:editing-duration>
    <meta:editing-cycles>9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9" meta:word-count="268" meta:character-count="1405" meta:non-whitespace-character-count="1184"/>
  </office:meta>
</office:document-meta>
</file>